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draw:stroke-dash="Ultrafine_20_Dashed" draw:fill="none" draw:fill-color="#faebd7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solid" draw:fill-color="#faebd7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stroke-dash="Ultrafine_20_Dashed" svg:stroke-color="#000000" draw:marker-end="Small_20_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stroke-dash="Ultrafine_20_Dashed" svg:stroke-color="#000000" draw:marker-end="Small_20_Arrow" draw:fill="none" draw:fill-color="#ffffff" draw:textarea-horizontal-align="left" draw:auto-grow-height="true" draw:auto-grow-width="true" fo:min-height="0cm" fo:min-width="6.4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text-underline-style="none"/>
    </style:style>
    <style:style style:name="P5" style:family="paragraph">
      <style:paragraph-properties fo:margin-left="0cm" fo:margin-right="0cm" fo:text-align="center" fo:text-indent="0cm"/>
      <style:text-properties fo:font-style="italic"/>
    </style:style>
    <style:style style:name="P6" style:family="paragraph">
      <style:paragraph-properties fo:margin-left="0cm" fo:margin-right="0cm" fo:text-align="center" fo:text-indent="0cm"/>
      <style:text-properties fo:font-size="10pt" fo:font-style="italic" style:text-underline-style="none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0pt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text-properties fo:font-size="10pt" fo:font-style="italic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margin-left="0cm" fo:margin-right="0cm" fo:text-indent="0cm"/>
      <style:text-properties fo:font-size="10pt" fo:font-weight="bold"/>
    </style:style>
    <style:style style:name="P13" style:family="paragraph">
      <style:text-properties fo:font-size="10pt" fo:font-weight="bold"/>
    </style:style>
    <style:style style:name="T1" style:family="text">
      <style:text-properties fo:font-size="12pt" style:text-underline-style="solid" style:text-underline-width="auto" style:text-underline-color="font-color"/>
    </style:style>
    <style:style style:name="T2" style:family="text">
      <style:text-properties fo:font-size="10pt" style:text-underline-style="none"/>
    </style:style>
    <style:style style:name="T3" style:family="text">
      <style:text-properties fo:font-family="'Albany AMT'" style:font-pitch="variable" fo:font-size="10pt" fo:font-style="normal" style:text-underline-style="none" fo:font-weight="normal"/>
    </style:style>
    <style:style style:name="T4" style:family="text">
      <style:text-properties fo:font-size="10pt" fo:font-style="italic" style:text-underline-style="none"/>
    </style:style>
    <style:style style:name="T5" style:family="text">
      <style:text-properties fo:font-size="10pt"/>
    </style:style>
    <style:style style:name="T6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.483cm" svg:height="0.725cm" svg:x="9.37cm" svg:y="3.169cm">
          <draw:text-box>
            <text:p text:style-name="P1"><text:span text:style-name="T1">JapsClient</text:span></text:p>
          </draw:text-box>
        </draw:frame>
        <draw:rect draw:style-name="gr2" draw:text-style-name="P2" draw:layer="layout" svg:width="3cm" svg:height="1cm" svg:x="9.144cm" svg:y="3.048cm">
          <text:p text:style-name="P7"/>
        </draw:rect>
        <draw:frame draw:style-name="gr1" draw:text-style-name="P2" draw:layer="layout" svg:width="1.751cm" svg:height="0.725cm" svg:x="17.393cm" svg:y="3.169cm">
          <draw:text-box>
            <text:p text:style-name="P1"><text:span text:style-name="T1">Server</text:span></text:p>
          </draw:text-box>
        </draw:frame>
        <draw:rect draw:style-name="gr2" draw:text-style-name="P2" draw:layer="layout" svg:width="3cm" svg:height="1cm" svg:x="16.764cm" svg:y="3.048cm">
          <text:p text:style-name="P7"/>
        </draw:rect>
        <draw:line draw:style-name="gr3" draw:text-style-name="P3" draw:layer="layout" svg:x1="10.668cm" svg:y1="4.085cm" svg:x2="10.668cm" svg:y2="20.828cm">
          <text:p text:style-name="P7"/>
        </draw:line>
        <draw:custom-shape draw:style-name="gr4" draw:text-style-name="P3" draw:layer="layout" svg:width="0.508cm" svg:height="15.748cm" svg:x="10.414cm" svg:y="5.08cm">
          <text:p text:style-name="P7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288cm" svg:y1="4.064cm" svg:x2="18.288cm" svg:y2="20.828cm">
          <text:p text:style-name="P7"/>
        </draw:line>
        <draw:custom-shape draw:style-name="gr4" draw:text-style-name="P3" draw:layer="layout" svg:width="0.508cm" svg:height="1.524cm" svg:x="18.034cm" svg:y="6.096cm">
          <text:p text:style-name="P7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377cm" svg:height="0.645cm" svg:x="12.752cm" svg:y="5.451cm">
          <draw:text-box>
            <text:p text:style-name="P1"><text:span text:style-name="T2">Request: </text:span><text:span text:style-name="T3">resource</text:span></text:p>
          </draw:text-box>
        </draw:frame>
        <draw:line draw:style-name="gr6" draw:text-style-name="P3" draw:layer="layout" svg:x1="10.922cm" svg:y1="6.096cm" svg:x2="18.034cm" svg:y2="6.096cm">
          <text:p text:style-name="P7"/>
        </draw:line>
        <draw:line draw:style-name="gr6" draw:text-style-name="P3" draw:layer="layout" svg:x1="18.034cm" svg:y1="7.62cm" svg:x2="10.922cm" svg:y2="7.62cm">
          <text:p text:style-name="P7"/>
        </draw:line>
        <draw:frame draw:style-name="gr5" draw:text-style-name="P4" draw:layer="layout" svg:width="4.757cm" svg:height="0.645cm" svg:x="12.192cm" svg:y="6.975cm">
          <draw:text-box>
            <text:p text:style-name="P1"><text:span text:style-name="T2">Response: </text:span><text:span text:style-name="T3">“Login required”</text:span></text:p>
          </draw:text-box>
        </draw:frame>
        <draw:frame draw:style-name="gr7" draw:text-style-name="P6" draw:layer="layout" svg:width="6.966cm" svg:height="0.645cm" svg:x="11.195cm" svg:y="7.62cm">
          <draw:text-box>
            <text:p text:style-name="P5"><text:span text:style-name="T4">(header: X-Mumie-Login-Required=yes )</text:span></text:p>
          </draw:text-box>
        </draw:frame>
        <draw:frame draw:style-name="gr1" draw:text-style-name="P2" draw:layer="layout" svg:width="1.395cm" svg:height="0.725cm" svg:x="2.286cm" svg:y="3.175cm">
          <draw:text-box>
            <text:p text:style-name="P1"><text:span text:style-name="T1">User</text:span></text:p>
          </draw:text-box>
        </draw:frame>
        <draw:rect draw:style-name="gr2" draw:text-style-name="P2" draw:layer="layout" svg:width="3cm" svg:height="1cm" svg:x="1.572cm" svg:y="3.048cm">
          <text:p text:style-name="P7"/>
        </draw:rect>
        <draw:line draw:style-name="gr3" draw:text-style-name="P3" draw:layer="layout" svg:x1="3.048cm" svg:y1="4.064cm" svg:x2="3.048cm" svg:y2="20.828cm">
          <text:p text:style-name="P7"/>
        </draw:line>
        <draw:custom-shape draw:style-name="gr4" draw:text-style-name="P3" draw:layer="layout" svg:width="0.508cm" svg:height="1.524cm" svg:x="2.794cm" svg:y="9.144cm">
          <text:p text:style-name="P7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414cm" svg:y1="9.144cm" svg:x2="3.302cm" svg:y2="9.144cm">
          <text:p text:style-name="P7"/>
        </draw:line>
        <draw:frame draw:style-name="gr8" draw:text-style-name="P8" draw:layer="layout" svg:width="3.796cm" svg:height="0.645cm" svg:x="4.967cm" svg:y="8.509cm">
          <draw:text-box>
            <text:p text:style-name="P7"><text:span text:style-name="T5">performLoginDialog()</text:span></text:p>
          </draw:text-box>
        </draw:frame>
        <draw:line draw:style-name="gr6" draw:text-style-name="P3" draw:layer="controls" svg:x1="3.302cm" svg:y1="10.668cm" svg:x2="10.414cm" svg:y2="10.668cm">
          <text:p text:style-name="P7"/>
        </draw:line>
        <draw:frame draw:style-name="gr8" draw:text-style-name="P8" draw:layer="controls" svg:width="3.436cm" svg:height="0.645cm" svg:x="5.073cm" svg:y="10.033cm">
          <draw:text-box>
            <text:p text:style-name="P7"><text:span text:style-name="T5">account, password</text:span></text:p>
          </draw:text-box>
        </draw:frame>
        <draw:custom-shape draw:style-name="gr4" draw:text-style-name="P3" draw:layer="controls" svg:width="0.508cm" svg:height="1.524cm" svg:x="18.034cm" svg:y="12.192cm">
          <text:p text:style-name="P7"/>
          <draw:enhanced-geometry svg:viewBox="0 0 21600 21600" draw:type="rectangle" draw:enhanced-path="M 0 0 L 21600 0 21600 21600 0 21600 0 0 Z N"/>
        </draw:custom-shape>
        <draw:line draw:style-name="gr6" draw:text-style-name="P3" draw:layer="controls" svg:x1="10.922cm" svg:y1="12.192cm" svg:x2="18.034cm" svg:y2="12.192cm">
          <text:p text:style-name="P7"/>
        </draw:line>
        <draw:frame draw:style-name="gr8" draw:text-style-name="P8" draw:layer="controls" svg:width="4.532cm" svg:height="0.645cm" svg:x="12.232cm" svg:y="11.557cm">
          <draw:text-box>
            <text:p text:style-name="P9">Request: public/auth/login</text:p>
          </draw:text-box>
        </draw:frame>
        <draw:frame draw:style-name="gr8" draw:text-style-name="P10" draw:layer="controls" svg:width="5.04cm" svg:height="0.645cm" svg:x="12.105cm" svg:y="12.192cm">
          <draw:text-box>
            <text:p text:style-name="P9"><text:span text:style-name="T6">(params: account, password)</text:span></text:p>
          </draw:text-box>
        </draw:frame>
        <draw:line draw:style-name="gr6" draw:text-style-name="P11" draw:layer="controls" svg:x1="18.034cm" svg:y1="13.716cm" svg:x2="10.922cm" svg:y2="13.716cm">
          <text:p text:style-name="P7"/>
        </draw:line>
        <draw:frame draw:style-name="gr8" draw:text-style-name="P8" draw:layer="controls" svg:width="6.848cm" svg:height="0.645cm" svg:x="11.303cm" svg:y="13.081cm">
          <draw:text-box>
            <text:p text:style-name="P9">Redirect: protected/auth/login-successful</text:p>
          </draw:text-box>
        </draw:frame>
        <draw:custom-shape draw:style-name="gr4" draw:text-style-name="P3" draw:layer="controls" svg:width="0.508cm" svg:height="1.524cm" svg:x="18.034cm" svg:y="15.24cm">
          <text:p text:style-name="P7"/>
          <draw:enhanced-geometry svg:viewBox="0 0 21600 21600" draw:type="rectangle" draw:enhanced-path="M 0 0 L 21600 0 21600 21600 0 21600 0 0 Z N"/>
        </draw:custom-shape>
        <draw:frame draw:style-name="gr8" draw:text-style-name="P10" draw:layer="controls" svg:width="3.402cm" svg:height="0.645cm" svg:x="12.827cm" svg:y="13.716cm">
          <draw:text-box>
            <text:p text:style-name="P9"><text:span text:style-name="T6">(+ Session cookie)</text:span></text:p>
          </draw:text-box>
        </draw:frame>
        <draw:line draw:style-name="gr6" draw:text-style-name="P3" draw:layer="controls" svg:x1="10.922cm" svg:y1="15.24cm" svg:x2="18.034cm" svg:y2="15.24cm">
          <text:p text:style-name="P7"/>
        </draw:line>
        <draw:frame draw:style-name="gr8" draw:text-style-name="P8" draw:layer="controls" svg:width="6.848cm" svg:height="0.645cm" svg:x="10.922cm" svg:y="14.605cm">
          <draw:text-box>
            <text:p text:style-name="P9">Request: protected/auth/login-successful</text:p>
          </draw:text-box>
        </draw:frame>
        <draw:frame draw:style-name="gr8" draw:text-style-name="P10" draw:layer="controls" svg:width="3.402cm" svg:height="0.645cm" svg:x="12.854cm" svg:y="15.23cm">
          <draw:text-box>
            <text:p text:style-name="P9"><text:span text:style-name="T6">(+ Session cookie)</text:span></text:p>
          </draw:text-box>
        </draw:frame>
        <draw:line draw:style-name="gr6" draw:text-style-name="P3" draw:layer="controls" svg:x1="18.034cm" svg:y1="16.764cm" svg:x2="10.922cm" svg:y2="16.764cm">
          <text:p text:style-name="P7"/>
        </draw:line>
        <draw:frame draw:style-name="gr5" draw:text-style-name="P4" draw:layer="controls" svg:width="5.116cm" svg:height="0.645cm" svg:x="12.156cm" svg:y="16.129cm">
          <draw:text-box>
            <text:p text:style-name="P1"><text:span text:style-name="T2">Response: </text:span><text:span text:style-name="T3">“Login successful”</text:span></text:p>
          </draw:text-box>
        </draw:frame>
        <draw:frame draw:style-name="gr5" draw:text-style-name="P4" draw:layer="controls" svg:width="3.377cm" svg:height="0.645cm" svg:x="12.752cm" svg:y="17.653cm">
          <draw:text-box>
            <text:p text:style-name="P1"><text:span text:style-name="T2">Request: </text:span><text:span text:style-name="T3">resource</text:span></text:p>
          </draw:text-box>
        </draw:frame>
        <draw:line draw:style-name="gr6" draw:text-style-name="P3" draw:layer="controls" svg:x1="10.922cm" svg:y1="18.298cm" svg:x2="18.034cm" svg:y2="18.298cm">
          <text:p text:style-name="P7"/>
        </draw:line>
        <draw:custom-shape draw:style-name="gr4" draw:text-style-name="P3" draw:layer="controls" svg:width="0.508cm" svg:height="1.524cm" svg:x="18.034cm" svg:y="18.288cm">
          <text:p text:style-name="P7"/>
          <draw:enhanced-geometry svg:viewBox="0 0 21600 21600" draw:type="rectangle" draw:enhanced-path="M 0 0 L 21600 0 21600 21600 0 21600 0 0 Z N"/>
        </draw:custom-shape>
        <draw:frame draw:style-name="gr8" draw:text-style-name="P10" draw:layer="controls" svg:width="3.402cm" svg:height="0.645cm" svg:x="12.78cm" svg:y="18.288cm">
          <draw:text-box>
            <text:p text:style-name="P9"><text:span text:style-name="T6">(+ Session cookie)</text:span></text:p>
          </draw:text-box>
        </draw:frame>
        <draw:line draw:style-name="gr6" draw:text-style-name="P3" draw:layer="controls" svg:x1="18.034cm" svg:y1="19.812cm" svg:x2="10.922cm" svg:y2="19.812cm">
          <text:p text:style-name="P7"/>
        </draw:line>
        <draw:frame draw:style-name="gr5" draw:text-style-name="P4" draw:layer="controls" svg:width="3.652cm" svg:height="0.645cm" svg:x="12.752cm" svg:y="19.167cm">
          <draw:text-box>
            <text:p text:style-name="P1"><text:span text:style-name="T2">Response: </text:span><text:span text:style-name="T3">resource</text:span></text:p>
          </draw:text-box>
        </draw:frame>
        <draw:frame draw:style-name="gr8" draw:text-style-name="P13" draw:layer="controls" svg:width="0.794cm" svg:height="0.645cm" svg:x="9.652cm" svg:y="5.705cm">
          <draw:text-box>
            <text:p text:style-name="P12">1.</text:p>
          </draw:text-box>
        </draw:frame>
        <draw:frame draw:style-name="gr8" draw:text-style-name="P13" draw:layer="controls" svg:width="0.794cm" svg:height="0.645cm" svg:x="9.652cm" svg:y="7.229cm">
          <draw:text-box>
            <text:p text:style-name="P12">2.</text:p>
          </draw:text-box>
        </draw:frame>
        <draw:frame draw:style-name="gr8" draw:text-style-name="P13" draw:layer="controls" svg:width="0.794cm" svg:height="0.645cm" svg:x="2.032cm" svg:y="8.763cm">
          <draw:text-box>
            <text:p text:style-name="P12">3.</text:p>
          </draw:text-box>
        </draw:frame>
        <draw:frame draw:style-name="gr8" draw:text-style-name="P13" draw:layer="controls" svg:width="0.794cm" svg:height="0.645cm" svg:x="2cm" svg:y="10.16cm">
          <draw:text-box>
            <text:p text:style-name="P12">4.</text:p>
          </draw:text-box>
        </draw:frame>
        <draw:frame draw:style-name="gr8" draw:text-style-name="P13" draw:layer="controls" svg:width="0.794cm" svg:height="0.645cm" svg:x="9.747cm" svg:y="11.811cm">
          <draw:text-box>
            <text:p text:style-name="P12">5.</text:p>
          </draw:text-box>
        </draw:frame>
        <draw:frame draw:style-name="gr8" draw:text-style-name="P13" draw:layer="controls" svg:width="0.794cm" svg:height="0.645cm" svg:x="9.747cm" svg:y="13.335cm">
          <draw:text-box>
            <text:p text:style-name="P12">6.</text:p>
          </draw:text-box>
        </draw:frame>
        <draw:frame draw:style-name="gr8" draw:text-style-name="P13" draw:layer="controls" svg:width="0.794cm" svg:height="0.645cm" svg:x="9.747cm" svg:y="14.849cm">
          <draw:text-box>
            <text:p text:style-name="P12">7.</text:p>
          </draw:text-box>
        </draw:frame>
        <draw:frame draw:style-name="gr8" draw:text-style-name="P13" draw:layer="controls" svg:width="0.794cm" svg:height="0.645cm" svg:x="9.779cm" svg:y="16.383cm">
          <draw:text-box>
            <text:p text:style-name="P12">8.</text:p>
          </draw:text-box>
        </draw:frame>
        <draw:frame draw:style-name="gr8" draw:text-style-name="P13" draw:layer="controls" svg:width="0.794cm" svg:height="0.645cm" svg:x="9.773cm" svg:y="17.907cm">
          <draw:text-box>
            <text:p text:style-name="P12">9.</text:p>
          </draw:text-box>
        </draw:frame>
        <draw:frame draw:style-name="gr8" draw:text-style-name="P13" draw:layer="controls" svg:width="0.989cm" svg:height="0.645cm" svg:x="9.552cm" svg:y="19.431cm">
          <draw:text-box>
            <text:p text:style-name="P12">10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2-06T12:12:29</meta:creation-date>
    <dc:date>2007-12-06T13:11:53</dc:date>
    <dc:language>en-US</dc:language>
    <meta:editing-cycles>5</meta:editing-cycles>
    <meta:editing-duration>PT44M13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